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Standard">
      <style:text-properties officeooo:rsid="001753ea" officeooo:paragraph-rsid="0019397d"/>
    </style:style>
    <style:style style:name="P4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5" style:family="paragraph" style:parent-style-name="Standard">
      <style:text-properties officeooo:rsid="0019397d" officeooo:paragraph-rsid="0019397d"/>
    </style:style>
    <style:style style:name="P6" style:family="paragraph" style:parent-style-name="Standard">
      <style:text-properties fo:color="#00a933" fo:font-weight="bold" officeooo:rsid="002136f5" officeooo:paragraph-rsid="002136f5" style:font-weight-asian="bold" style:font-weight-complex="bold"/>
    </style:style>
    <style:style style:name="P7" style:family="paragraph" style:parent-style-name="Standard">
      <style:text-properties fo:color="#00a933" fo:font-weight="bold" officeooo:rsid="0023dddc" officeooo:paragraph-rsid="0023dddc" style:font-weight-asian="bold" style:font-weight-complex="bold"/>
    </style:style>
    <style:style style:name="P8" style:family="paragraph" style:parent-style-name="Standard">
      <style:text-properties fo:color="#00a933" fo:font-weight="bold" officeooo:rsid="002aee3d" officeooo:paragraph-rsid="002aee3d" style:font-weight-asian="bold" style:font-weight-complex="bold"/>
    </style:style>
    <style:style style:name="P9" style:family="paragraph" style:parent-style-name="Standard">
      <style:text-properties officeooo:rsid="002aee3d" officeooo:paragraph-rsid="002aee3d"/>
    </style:style>
    <style:style style:name="P10" style:family="paragraph" style:parent-style-name="Standard">
      <style:text-properties fo:color="#26bb1a" fo:font-weight="bold" officeooo:rsid="002c536d" officeooo:paragraph-rsid="002c536d" style:font-weight-asian="bold" style:font-weight-complex="bold"/>
    </style:style>
    <style:style style:name="P11" style:family="paragraph" style:parent-style-name="Standard">
      <style:text-properties fo:color="#26bb1a" fo:font-weight="bold" officeooo:rsid="002dd021" officeooo:paragraph-rsid="002dd021" style:font-weight-asian="bold" style:font-weight-complex="bold"/>
    </style:style>
    <style:style style:name="P12" style:family="paragraph" style:parent-style-name="Preformatted_20_Text">
      <style:text-properties officeooo:rsid="001753ea" officeooo:paragraph-rsid="0019397d"/>
    </style:style>
    <style:style style:name="P13" style:family="paragraph" style:parent-style-name="Preformatted_20_Text">
      <style:text-properties fo:color="#00a933" officeooo:paragraph-rsid="0019397d"/>
    </style:style>
    <style:style style:name="P14" style:family="paragraph" style:parent-style-name="Preformatted_20_Text">
      <style:text-properties style:use-window-font-color="true" officeooo:paragraph-rsid="0019397d"/>
    </style:style>
    <style:style style:name="P15" style:family="paragraph" style:parent-style-name="Standard">
      <style:text-properties fo:color="#c9211e" fo:font-weight="bold" officeooo:rsid="00315154" officeooo:paragraph-rsid="00315154" style:font-weight-asian="bold" style:font-weight-complex="bold"/>
    </style:style>
    <style:style style:name="P16" style:family="paragraph" style:parent-style-name="Standard">
      <style:text-properties officeooo:rsid="0019397d" officeooo:paragraph-rsid="0019397d"/>
    </style:style>
    <style:style style:name="P17" style:family="paragraph" style:parent-style-name="Standard">
      <style:text-properties officeooo:rsid="001753ea" officeooo:paragraph-rsid="0019397d"/>
    </style:style>
    <style:style style:name="P18" style:family="paragraph" style:parent-style-name="Standard">
      <style:text-properties officeooo:paragraph-rsid="001753ea"/>
    </style:style>
    <style:style style:name="P19" style:family="paragraph" style:parent-style-name="Standard">
      <style:text-properties fo:color="#069a2e" fo:font-weight="bold" officeooo:rsid="003884ad" officeooo:paragraph-rsid="003884ad" style:font-weight-asian="bold" style:font-weight-complex="bold"/>
    </style:style>
    <style:style style:name="P20" style:family="paragraph" style:parent-style-name="Text_20_body">
      <style:text-properties officeooo:paragraph-rsid="0019397d"/>
    </style:style>
    <style:style style:name="P21" style:family="paragraph" style:parent-style-name="Text_20_body">
      <style:text-properties officeooo:rsid="00344a9c" officeooo:paragraph-rsid="00344a9c"/>
    </style:style>
    <style:style style:name="P22" style:family="paragraph" style:parent-style-name="Preformatted_20_Text">
      <style:text-properties officeooo:rsid="003074d3" officeooo:paragraph-rsid="003074d3"/>
    </style:style>
    <style:style style:name="P23" style:family="paragraph" style:parent-style-name="Preformatted_20_Text">
      <style:text-properties officeooo:paragraph-rsid="003074d3"/>
    </style:style>
    <style:style style:name="P24" style:family="paragraph" style:parent-style-name="Preformatted_20_Text">
      <style:text-properties officeooo:paragraph-rsid="003322e5"/>
    </style:style>
    <style:style style:name="P25" style:family="paragraph" style:parent-style-name="Preformatted_20_Text">
      <style:text-properties fo:font-weight="bold" officeooo:paragraph-rsid="002c853f" style:font-weight-asian="bold" style:font-weight-complex="bold"/>
    </style:style>
    <style:style style:name="P26" style:family="paragraph" style:parent-style-name="Preformatted_20_Text">
      <style:text-properties style:use-window-font-color="true" style:font-name="Liberation Mono" fo:font-size="10pt" fo:font-weight="normal" officeooo:rsid="002dd021" officeooo:paragraph-rsid="002dd021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style:use-window-font-color="true" officeooo:paragraph-rsid="003884ad"/>
    </style:style>
    <style:style style:name="P28" style:family="paragraph" style:parent-style-name="Heading_20_2">
      <style:text-properties officeooo:paragraph-rsid="001753ea"/>
    </style:style>
    <style:style style:name="P29" style:family="paragraph" style:parent-style-name="Heading_20_2">
      <style:text-properties officeooo:paragraph-rsid="0019397d"/>
    </style:style>
    <style:style style:name="P30" style:family="paragraph" style:parent-style-name="Heading_20_2">
      <style:text-properties officeooo:paragraph-rsid="003322e5"/>
    </style:style>
    <style:style style:name="P31" style:family="paragraph" style:parent-style-name="Heading_20_1">
      <style:text-properties fo:color="#c9211e" fo:font-size="11pt" style:font-size-asian="11pt" style:font-size-complex="11pt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c0e23"/>
    </style:style>
    <style:style style:name="T5" style:family="text">
      <style:text-properties fo:color="#ff0000" officeooo:rsid="0019397d"/>
    </style:style>
    <style:style style:name="T6" style:family="text">
      <style:text-properties fo:color="#ff0000" officeooo:rsid="003884ad"/>
    </style:style>
    <style:style style:name="T7" style:family="text">
      <style:text-properties fo:color="#00a933"/>
    </style:style>
    <style:style style:name="T8" style:family="text">
      <style:text-properties fo:color="#00a933" officeooo:rsid="0019397d"/>
    </style:style>
    <style:style style:name="T9" style:family="text">
      <style:text-properties fo:color="#00a933" officeooo:rsid="0038a0b9"/>
    </style:style>
    <style:style style:name="T10" style:family="text">
      <style:text-properties fo:color="#069a2e" officeooo:rsid="0019397d"/>
    </style:style>
    <style:style style:name="T11" style:family="text">
      <style:text-properties fo:color="#069a2e" officeooo:rsid="003884ad"/>
    </style:style>
    <style:style style:name="T12" style:family="text">
      <style:text-properties officeooo:rsid="00294620"/>
    </style:style>
    <style:style style:name="T13" style:family="text">
      <style:text-properties officeooo:rsid="002aee3d"/>
    </style:style>
    <style:style style:name="T14" style:family="text">
      <style:text-properties fo:color="#26bb1a"/>
    </style:style>
    <style:style style:name="T15" style:family="text">
      <style:text-properties fo:color="#26bb1a" officeooo:rsid="0019397d"/>
    </style:style>
    <style:style style:name="T16" style:family="text">
      <style:text-properties officeooo:rsid="002c536d"/>
    </style:style>
    <style:style style:name="T17" style:family="text">
      <style:text-properties officeooo:rsid="003074d3"/>
    </style:style>
    <style:style style:name="T18" style:family="text">
      <style:text-properties officeooo:rsid="003322e5"/>
    </style:style>
    <style:style style:name="T19" style:family="text">
      <style:text-properties officeooo:rsid="00344a9c"/>
    </style:style>
    <style:style style:name="T20" style:family="text">
      <style:text-properties officeooo:rsid="003607ce"/>
    </style:style>
    <style:style style:name="T21" style:family="text">
      <style:text-properties officeooo:rsid="0036c5b3"/>
    </style:style>
    <style:style style:name="T22" style:family="text">
      <style:text-properties officeooo:rsid="003884ad"/>
    </style:style>
    <style:style style:name="T23" style:family="text">
      <style:text-properties officeooo:rsid="0038a0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<text:span text:style-name="T17">ervicios Normalizar</text:span></text:p>
      <text:p text:style-name="P2"/>
      <text:p text:style-name="P2">versión: 0,1</text:p>
      <text:p text:style-name="P9">prueba realizada desde el sistema operativo SO ubuntu 22.04 y navegador Google</text:p>
      <text:h text:style-name="Heading_20_1" text:outline-level="1">Fundamentos de la suite de prueba</text:h>
      <text:p text:style-name="P2">Evaluar el funcionamiento del programa S<text:span text:style-name="T17">ervicios Normalizar</text:span></text:p>
      <text:p text:style-name="P2"/>
      <text:h text:style-name="Heading_20_1" text:outline-level="1">Check List</text:h>
      <text:p text:style-name="P2">Ejecutar la siguientes pruebas en el programa S<text:span text:style-name="T17">ervicios Normalizar</text:span></text:p>
      <text:p text:style-name="P2"/>
      <text:h text:style-name="Heading_20_2" text:outline-level="2"><text:span text:style-name="T20">1</text:span>- Testear Funcionamiento <text:span text:style-name="T12">localhost Servicios Normalizar</text:span></text:h>
      <text:p text:style-name="P2">Fundamentos: verificar <text:span text:style-name="T13">en un navegador la siguiente URL</text:span></text:p>
      <text:p text:style-name="P2"/>
      <text:p text:style-name="Preformatted_20_Text"><text:tab/>//<text:span text:style-name="T13">localhost</text:span> </text:p>
      <text:p text:style-name="P22">https://servicios.using.buenosaires.gob.ar/normalizar</text:p>
      <text:p text:style-name="P2"/>
      <text:p text:style-name="P2">Se <text:span text:style-name="T13">espera portada de presentacion del servidor</text:span></text:p>
      <text:p text:style-name="P15">ERROR!</text:p>
      <text:p text:style-name="P4"/>
      <text:h text:style-name="Heading_20_1" text:outline-level="1"><text:span text:style-name="T20">2</text:span>- <text:span text:style-name="T13">Inicio del Programa</text:span></text:h>
      <text:p text:style-name="P1">Fundamentos: Verificar <text:span text:style-name="T13">en un navegador la siguiente URL</text:span></text:p>
      <text:p text:style-name="P23"><text:tab/>//<text:span text:style-name="T13">localhost/</text:span></text:p>
      <text:p text:style-name="P23"><text:span text:style-name="T13"><text:s text:c="2"/></text:span><text:a xlink:type="simple" xlink:href="https://servicios.using.buenosaires.gob.ar/normalizar" text:style-name="Internet_20_link" text:visited-style-name="Visited_20_Internet_20_Link"><text:span text:style-name="T13">https://servicios.using.buenosaires.gob.ar/normalizar</text:span></text:a></text:p>
      <text:p text:style-name="P23"/>
      <text:p text:style-name="P25"><text:span text:style-name="T1">Se espera interface del programa</text:span></text:p>
      <text:h text:style-name="P31" text:outline-level="1">ERROR!!</text:h>
      <text:p text:style-name="P4"/>
      <text:h text:style-name="Heading_20_2" text:outline-level="2"><text:span text:style-name="T20">3</text:span>- Testear Programa sin parámetros</text:h>
      <text:p text:style-name="P2">Fundamentos: verificar el funcionamiento del programa sin argumentos</text:p>
      <text:p text:style-name="P2"/>
      <text:p text:style-name="Preformatted_20_Text"><text:tab/><text:span text:style-name="T13">no poner parametros</text:span> </text:p>
      <text:p text:style-name="P2"/>
      <text:p text:style-name="P2">Se espera un <text:span text:style-name="T13">resultado que la pagina sea igual.</text:span></text:p>
      <text:p text:style-name="P7"/>
      <text:h text:style-name="Heading_20_2" text:outline-level="2"><text:span text:style-name="T20">4</text:span>- Testear Programa con un parámetro de entrada</text:h>
      <text:p text:style-name="P2"/>
      <text:p text:style-name="P18"><text:span text:style-name="T1">Fundamentos: Verificar ingreso de un solo parametro, con una sola direccion con altura</text:span></text:p>
      <text:p text:style-name="Preformatted_20_Text"><text:soft-page-break/></text:p>
      <text:p text:style-name="Preformatted_20_Text"/>
      <text:p text:style-name="P24"><text:s text:c="3"/>http://servicios.usig.buenosaires.gob.ar/normalizar/?direccion=loria 300, lomas</text:p>
      <text:p text:style-name="P24"/>
      <text:p text:style-name="Preformatted_20_Text"/>
      <text:p text:style-name="P2">Se espera <text:span text:style-name="T13">resultado</text:span></text:p>
      <text:p text:style-name="P8"/>
      <text:h text:style-name="P28" text:outline-level="2"><text:span text:style-name="T20">5</text:span>- Testear Programa con <text:span text:style-name="T18">dos </text:span>parámetro<text:span text:style-name="T2">s</text:span> de entrada</text:h>
      <text:p text:style-name="P2"/>
      <text:p text:style-name="P2">Fundamentos: Verificar ingreso de <text:span text:style-name="T18">dos </text:span>parámetros <text:s/><text:span text:style-name="T18">de direcciones</text:span></text:p>
      <text:p text:style-name="P2"/>
      <text:p text:style-name="P24"><text:tab/> <text:s text:c="3"/>http://servicios.usig.buenosaires.gob.ar/normalizar/?direccion=corrientes y santa fe</text:p>
      <text:p text:style-name="P2"/>
      <text:p text:style-name="P5">Se espera la <text:span text:style-name="T18">ruta</text:span> de los parámetros de entrada </text:p>
      <text:p text:style-name="P5"/>
      <text:p text:style-name="P3"/>
      <text:h text:style-name="P29" text:outline-level="2"><text:span text:style-name="T20">6</text:span>- Testear Programa con parámetro<text:span text:style-name="T2">s</text:span> <text:span text:style-name="T2">de entr</text:span>ada <text:span text:style-name="T2">no numéricos</text:span></text:h>
      <text:p text:style-name="P20"><text:s/><text:span text:style-name="T19">Fundamentos: Verificar ingresos con parametro sin numero de altura o casa</text:span></text:p>
      <text:p text:style-name="P20"><text:s/><text:a xlink:type="simple" xlink:href="http://servicios.usig.buenosaires.gob.ar/normalizar/?direccion=loria" text:style-name="Internet_20_link" text:visited-style-name="Visited_20_Internet_20_Link">http://servicios.usig.buenosaires.gob.ar/normalizar/?direccion=loria</text:a></text:p>
      <text:p text:style-name="P21">Se espera la calle en cualquier sitio</text:p>
      <text:p text:style-name="P20"/>
      <text:h text:style-name="P30" text:outline-level="2"><text:span text:style-name="T21">7</text:span>- Testear Programa con parámetro<text:span text:style-name="T2">s</text:span> <text:span text:style-name="T2">de entr</text:span>ada <text:span text:style-name="T18">incorrectos</text:span></text:h>
      <text:p text:style-name="P3"/>
      <text:p text:style-name="P3">Fundamentos: Verificar ingreso de parámetros incorrectos</text:p>
      <text:p text:style-name="P3"/>
      <text:p text:style-name="P27"><text:tab/><text:span text:style-name="T10"> <text:s/></text:span><text:span text:style-name="T11"><text:s/>http://servicios.usig.buenosaires.gob.ar/normalizar/?direccion=pachco y pacheco melo</text:span></text:p>
      <text:p text:style-name="P12"/>
      <text:p text:style-name="P26">Se espera un aviso de error de parametros de entrada</text:p>
      <text:p text:style-name="P11">OK</text:p>
      <text:h text:style-name="P29" text:outline-level="2"><text:span text:style-name="T22">8</text:span>- Testear Programa con parámetro<text:span text:style-name="T2">s</text:span> <text:span text:style-name="T2">de entr</text:span>ada <text:span text:style-name="T22">solo numericos</text:span></text:h>
      <text:p text:style-name="P3"/>
      <text:p text:style-name="P3">Fundamentos: Verificar ingreso de parámetros <text:span text:style-name="T22">solo de numero sin nombre de calle</text:span></text:p>
      <text:p text:style-name="P3"/>
      <text:p text:style-name="P14"><text:tab/><text:span text:style-name="T5"> http://servicios.usig.buenosaires.gob.ar/normalizar/?direccion=</text:span><text:span text:style-name="T6">2250</text:span><text:span text:style-name="T5"> y </text:span><text:span text:style-name="T6">1240</text:span><text:span text:style-name="T5">, san isidro</text:span></text:p>
      <text:p text:style-name="P12"/>
      <text:p text:style-name="P5">Se espera <text:span text:style-name="T16">que de error ya que no tiene calle existente</text:span> </text:p>
      <text:p text:style-name="P5"/>
      <text:p text:style-name="P19">OK!</text:p>
      <text:h text:style-name="P29" text:outline-level="2"><text:soft-page-break/><text:span text:style-name="T23">9</text:span>- Testear Programa con parámetro<text:span text:style-name="T2">s</text:span> <text:span text:style-name="T2">de entr</text:span>ada <text:span text:style-name="T2">negativos</text:span></text:h>
      <text:p text:style-name="P3"/>
      <text:p text:style-name="P3">Fundamentos: Verificar ingreso de parámetros <text:span text:style-name="T16">negativos, en coordenadas de GPS</text:span></text:p>
      <text:p text:style-name="P3"/>
      <text:p text:style-name="P14"><text:span text:style-name="T8"><text:tab/>http://servicios.usig.buenosaires.gob.ar/normalizar/?lng=-58.402165&amp;lat=-34.762920&amp;tipoResultado=calle_y_calle </text:span></text:p>
      <text:p text:style-name="P12"/>
      <text:p text:style-name="P5">Se espera <text:span text:style-name="T22">la direccion correcta</text:span></text:p>
      <text:p text:style-name="P10">OK</text:p>
      <text:h text:style-name="P29" text:outline-level="2"><text:span text:style-name="T23">10</text:span>- Testear Programa <text:span text:style-name="T2">con desbordamiento de calles </text:span></text:h>
      <text:p text:style-name="P3"/>
      <text:p text:style-name="P3">Fundamentos: Verificar ingreso de parámetros <text:span text:style-name="T16">desbordados (grupo de calles)</text:span></text:p>
      <text:p text:style-name="P3"/>
      <text:p text:style-name="P14"><text:tab/><text:span text:style-name="T8"> </text:span><text:a xlink:type="simple" xlink:href="http://servicios.usig.buenosaires.gob.ar/normalizar/?direccion=callao" text:style-name="Internet_20_link" text:visited-style-name="Visited_20_Internet_20_Link">http://servicios.usig.buenosaires.gob.ar/normalizar/?direccion=callao</text:a><text:span text:style-name="T8"> </text:span><text:span text:style-name="T9">junin</text:span><text:span text:style-name="T8"> </text:span><text:span text:style-name="T9">uruguay </text:span><text:span text:style-name="T8">y corrientes, caba</text:span></text:p>
      <text:p text:style-name="P12"/>
      <text:p text:style-name="P5">Se espera <text:span text:style-name="T23">que no de resultado positivos… es decir no existentes de direccion</text:span></text:p>
      <text:p text:style-name="P5"/>
      <text:p text:style-name="P6">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2:18:42.111000000</meta:creation-date>
    <meta:generator>Neat_Office/6.2.8.2$Windows_x86 LibreOffice_project/</meta:generator>
    <dc:date>2023-06-24T20:01:24.151000000</dc:date>
    <meta:editing-duration>PT53M32S</meta:editing-duration>
    <meta:editing-cycles>11</meta:editing-cycles>
    <meta:document-statistic meta:table-count="0" meta:image-count="0" meta:object-count="0" meta:page-count="3" meta:paragraph-count="55" meta:word-count="325" meta:character-count="2724" meta:non-whitespace-character-count="2423"/>
  </office:meta>
</office:document-meta>
</file>